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|</mo>
              <mrow>
                <mrow>
                  <mrow>
                    <mo fence="true" stretchy="false">(</mo>
                    <mrow>
                      <mrow>
                        <msub>
                          <mi>p</mi>
                          <mn>1</mn>
                        </msub>
                        <mo stretchy="false">+</mo>
                        <mrow>
                          <msub>
                            <mi>v</mi>
                            <mn>1</mn>
                          </msub>
                          <mo stretchy="false">⋅</mo>
                          <mi>t</mi>
                        </mrow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sub>
                          <mi>p</mi>
                          <mn>2</mn>
                        </msub>
                        <mo stretchy="false">+</mo>
                        <mrow>
                          <msub>
                            <mi>v</mi>
                            <mn>2</mn>
                          </msub>
                          <mo stretchy="false">⋅</mo>
                          <mi>t</mi>
                        </mrow>
                      </mrow>
                    </mrow>
                    <mo fence="true" stretchy="false">)</mo>
                  </mrow>
                </mrow>
              </mrow>
              <mo fence="true" stretchy="false">|</mo>
            </mrow>
            <mo stretchy="false">=</mo>
            <mi>r</mi>
          </mrow>
        </mtd>
      </mtr>
      <mtr>
        <mtd>
          <mrow>
            <mrow>
              <mo fence="true" stretchy="false">|</mo>
              <mrow>
                <mrow>
                  <mrow>
                    <mo fence="true" stretchy="false">(</mo>
                    <mrow>
                      <mrow>
                        <msub>
                          <mi>p</mi>
                          <mn>1</mn>
                        </msub>
                        <mo stretchy="false">−</mo>
                        <msub>
                          <mi>p</mi>
                          <mn>2</mn>
                        </msub>
                      </mrow>
                    </mrow>
                    <mo fence="true" stretchy="false">)</mo>
                  </mrow>
                  <mo stretchy="false">+</mo>
                  <mrow>
                    <mrow>
                      <mo fence="true" stretchy="false">(</mo>
                      <mrow>
                        <mrow>
                          <msub>
                            <mi>v</mi>
                            <mn>1</mn>
                          </msub>
                          <mo stretchy="false">−</mo>
                          <msub>
                            <mi>v</mi>
                            <mn>2</mn>
                          </msub>
                        </mrow>
                      </mrow>
                      <mo fence="true" stretchy="false">)</mo>
                    </mrow>
                    <mo stretchy="false">⋅</mo>
                    <mi>t</mi>
                  </mrow>
                </mrow>
              </mrow>
              <mo fence="true" stretchy="false">|</mo>
            </mrow>
            <mo stretchy="false">=</mo>
            <mi>r</mi>
          </mrow>
        </mtd>
      </mtr>
      <mtr>
        <mtd>
          <mrow>
            <mrow>
              <mo fence="true" stretchy="false">|</mo>
              <mrow>
                <mrow>
                  <mi mathvariant="italic">dp</mi>
                  <mo stretchy="false">+</mo>
                  <mrow>
                    <mi mathvariant="italic">dv</mi>
                    <mo stretchy="false">⋅</mo>
                    <mi>t</mi>
                  </mrow>
                </mrow>
              </mrow>
              <mo fence="true" stretchy="false">|</mo>
            </mrow>
            <mo stretchy="false">=</mo>
            <mi>r</mi>
          </mrow>
        </mtd>
      </mtr>
      <mtr>
        <mtd>
          <mrow>
            <mrow>
              <mo fence="true" stretchy="false">|</mo>
              <mrow>
                <mrow>
                  <mo fence="true" stretchy="false">(</mo>
                  <mrow>
                    <mrow>
                      <mrow>
                        <msub>
                          <mi mathvariant="italic">dp</mi>
                          <mi>x</mi>
                        </msub>
                        <mo stretchy="false">+</mo>
                        <mrow>
                          <msub>
                            <mi mathvariant="italic">dv</mi>
                            <mi>x</mi>
                          </msub>
                          <mo stretchy="false">⋅</mo>
                          <mi>t</mi>
                        </mrow>
                      </mrow>
                      <mi>,</mi>
                      <mrow>
                        <msub>
                          <mi mathvariant="italic">dp</mi>
                          <mi>y</mi>
                        </msub>
                        <mo stretchy="false">+</mo>
                        <mrow>
                          <msub>
                            <mi mathvariant="italic">dv</mi>
                            <mi>y</mi>
                          </msub>
                          <mo stretchy="false">⋅</mo>
                          <mi>t</mi>
                        </mrow>
                      </mrow>
                    </mrow>
                  </mrow>
                  <mo fence="true" stretchy="false">)</mo>
                </mrow>
              </mrow>
              <mo fence="true" stretchy="false">|</mo>
            </mrow>
            <mo stretchy="false">=</mo>
            <mi>r</mi>
          </mrow>
        </mtd>
      </mtr>
      <mtr>
        <mtd>
          <mrow>
            <msqrt>
              <mrow>
                <msup>
                  <mrow>
                    <mo fence="true" stretchy="false">(</mo>
                    <mrow>
                      <mrow>
                        <msub>
                          <mi mathvariant="italic">dp</mi>
                          <mi>x</mi>
                        </msub>
                        <mo stretchy="false">+</mo>
                        <mrow>
                          <msub>
                            <mi mathvariant="italic">dv</mi>
                            <mi>x</mi>
                          </msub>
                          <mo stretchy="false">⋅</mo>
                          <mi>t</mi>
                        </mrow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sub>
                          <mi mathvariant="italic">dp</mi>
                          <mi>y</mi>
                        </msub>
                        <mo stretchy="false">+</mo>
                        <mrow>
                          <msub>
                            <mi mathvariant="italic">dv</mi>
                            <mi>y</mi>
                          </msub>
                          <mo stretchy="false">⋅</mo>
                          <mi>t</mi>
                        </mrow>
                      </mrow>
                    </mrow>
                    <mo fence="true" stretchy="false">)</mo>
                  </mrow>
                  <mn>2</mn>
                </msup>
              </mrow>
            </msqrt>
            <mo stretchy="false">=</mo>
            <mi>r</mi>
          </mrow>
        </mtd>
      </mtr>
      <mtr>
        <mtd>
          <mrow>
            <mrow>
              <msup>
                <mrow>
                  <mo fence="true" stretchy="false">(</mo>
                  <mrow>
                    <mrow>
                      <msub>
                        <mi mathvariant="italic">dp</mi>
                        <mi>x</mi>
                      </msub>
                      <mo stretchy="false">+</mo>
                      <mrow>
                        <msub>
                          <mi mathvariant="italic">dv</mi>
                          <mi>x</mi>
                        </msub>
                        <mo stretchy="false">⋅</mo>
                        <mi>t</mi>
                      </mrow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b>
                        <mi mathvariant="italic">dp</mi>
                        <mi>y</mi>
                      </msub>
                      <mo stretchy="false">+</mo>
                      <mrow>
                        <msub>
                          <mi mathvariant="italic">dv</mi>
                          <mi>y</mi>
                        </msub>
                        <mo stretchy="false">⋅</mo>
                        <mi>t</mi>
                      </mrow>
                    </mrow>
                  </mrow>
                  <mo fence="true" stretchy="false">)</mo>
                </mrow>
                <mn>2</mn>
              </msup>
            </mrow>
            <mo stretchy="false">=</mo>
            <msup>
              <mi>r</mi>
              <mn>2</mn>
            </msup>
          </mrow>
        </mtd>
      </mtr>
      <mtr>
        <mtd>
          <mrow>
            <mrow>
              <mrow>
                <msubsup>
                  <mi mathvariant="italic">dv</mi>
                  <mi>x</mi>
                  <mn>2</mn>
                </msubsup>
                <mo stretchy="false">⋅</mo>
                <msup>
                  <mi>t</mi>
                  <mn>2</mn>
                </msup>
              </mrow>
              <mo stretchy="false">+</mo>
              <mrow>
                <msubsup>
                  <mi mathvariant="italic">dv</mi>
                  <mi>y</mi>
                  <mn>2</mn>
                </msubsup>
                <mo stretchy="false">⋅</mo>
                <msup>
                  <mi>t</mi>
                  <mn>2</mn>
                </msup>
              </mrow>
              <mo stretchy="false">+</mo>
              <mn>2</mn>
            </mrow>
            <msub>
              <mi mathvariant="italic">dp</mi>
              <mi>x</mi>
            </msub>
            <msub>
              <mi mathvariant="italic">dv</mi>
              <mi>x</mi>
            </msub>
            <mrow>
              <mi>t</mi>
              <mo stretchy="false">+</mo>
              <mn>2</mn>
            </mrow>
            <msub>
              <mi mathvariant="italic">dp</mi>
              <mi>y</mi>
            </msub>
            <msub>
              <mi mathvariant="italic">dv</mi>
              <mi>y</mi>
            </msub>
            <mrow>
              <mrow>
                <mi>t</mi>
                <mo stretchy="false">+</mo>
                <msubsup>
                  <mi mathvariant="italic">dp</mi>
                  <mi>x</mi>
                  <mn>2</mn>
                </msubsup>
                <mo stretchy="false">+</mo>
                <msubsup>
                  <mi mathvariant="italic">dp</mi>
                  <mi>y</mi>
                  <mn>2</mn>
                </msubsup>
              </mrow>
              <mo stretchy="false">=</mo>
              <msup>
                <mi>r</mi>
                <mn>2</mn>
              </msup>
            </mrow>
          </mrow>
        </mtd>
      </mtr>
      <mtr>
        <mtd>
          <mrow>
            <mrow>
              <mo fence="true" stretchy="false">(</mo>
              <mrow>
                <mrow>
                  <msubsup>
                    <mi mathvariant="italic">dv</mi>
                    <mi>x</mi>
                    <mn>2</mn>
                  </msubsup>
                  <mo stretchy="false">+</mo>
                  <msubsup>
                    <mi mathvariant="italic">dv</mi>
                    <mi>y</mi>
                    <mn>2</mn>
                  </msubsup>
                </mrow>
              </mrow>
              <mo fence="true" stretchy="false">)</mo>
            </mrow>
            <mrow>
              <msup>
                <mi>t</mi>
                <mn>2</mn>
              </msup>
              <mo stretchy="false">+</mo>
              <mn>2</mn>
            </mrow>
            <mrow>
              <mo fence="true" stretchy="false">(</mo>
              <mrow>
                <mrow>
                  <msub>
                    <mi mathvariant="italic">dp</mi>
                    <mi>x</mi>
                  </msub>
                  <mrow>
                    <msub>
                      <mi mathvariant="italic">dv</mi>
                      <mi>x</mi>
                    </msub>
                    <mo stretchy="false">+</mo>
                    <msub>
                      <mi mathvariant="italic">dp</mi>
                      <mi>y</mi>
                    </msub>
                  </mrow>
                  <msub>
                    <mi mathvariant="italic">dv</mi>
                    <mi>y</mi>
                  </msub>
                </mrow>
              </mrow>
              <mo fence="true" stretchy="false">)</mo>
            </mrow>
            <mrow>
              <mrow>
                <mi>t</mi>
                <mo stretchy="false">+</mo>
                <mrow>
                  <mo fence="true" stretchy="false">(</mo>
                  <mrow>
                    <mrow>
                      <msubsup>
                        <mi mathvariant="italic">dp</mi>
                        <mi>x</mi>
                        <mn>2</mn>
                      </msubsup>
                      <mo stretchy="false">+</mo>
                      <msubsup>
                        <mi mathvariant="italic">dp</mi>
                        <mi>y</mi>
                        <mn>2</mn>
                      </msubsup>
                      <mo stretchy="false">−</mo>
                      <msup>
                        <mi>r</mi>
                        <mn>2</mn>
                      </msup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</mtable>
    <annotation encoding="StarMath 5.0"> lline (p_{1} + v_{1} cdot t) - (p_{2} + v_{2} cdot t) rline = r
newline 
 lline (p_{1} - p_{2}) + (v_{1} - v_{2}) cdot t rline = r
newline 
 lline dp + dv cdot t rline = r
newline 
 lline ( dp_{x} + dv_{x} cdot t, dp_{y} + dv_{y} cdot t) rline = r
newline 
 sqrt{(dp_{x} + dv_{x} cdot t)^{2} + (dp_{y} + dv_{y} cdot t)^{2}} = r
newline 
 (dp_{x} + dv_{x} cdot t)^{2} + (dp_{y} + dv_{y} cdot t)^{2} = r^{2}
newline 
 dv_{x}^{2} cdot t^{2} + dv_{y}^{2} cdot t^{2} + 2dp_{x}dv_{x}t + 2dp_{y}dv_{y}t + dp_{x}^{2} + dp_{y}^{2} = r^{2}
newline 
 (dv_{x}^{2} + dv_{y}^{2}) t^{2} + 2(dp_{x}dv_{x} + dp_{y}dv_{y})t + (dp_{x}^{2} + dp_{y}^{2} - r^{2}) = 0

 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6T19:01:31.543000000</meta:creation-date>
    <dc:date>2020-08-26T19:18:29.781000000</dc:date>
    <meta:editing-duration>PT16M53S</meta:editing-duration>
    <meta:editing-cycles>7</meta:editing-cycles>
    <meta:generator>LibreOffice/6.3.6.2$Windows_X86_64 LibreOffice_project/2196df99b074d8a661f4036fca8fa0cbfa33a497</meta:generator>
  </office:meta>
</office:document-meta>
</file>